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9.017cm" svg:height="1.905cm" svg:x="5.653cm" svg:y="1.635cm">
          <text:p text:style-name="P1"><text:span text:style-name="T1">System is adequately secure against moderate threa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652cm" svg:y1="3.683cm" svg:x2="6.973cm" svg:y2="3.261cm" draw:start-shape="id1" draw:start-glue-point="4" draw:end-shape="id2" draw:end-glue-point="7" svg:d="M5652 3683l1321-422" svg:viewBox="0 0 1322 423">
          <text:p/>
        </draw:connector>
        <draw:connector draw:style-name="gr2" draw:text-style-name="P1" draw:layer="layout" draw:type="line" svg:x1="15.974cm" svg:y1="3.81cm" svg:x2="13.35cm" svg:y2="3.261cm" draw:start-shape="id3" draw:start-glue-point="4" draw:end-shape="id2" draw:end-glue-point="9" svg:d="M15974 3810l-2624-549" svg:viewBox="0 0 2625 550">
          <text:p/>
        </draw:connector>
        <draw:custom-shape draw:style-name="gr3" draw:text-style-name="P3" xml:id="id4" draw:id="id4" draw:layer="layout" svg:width="3.429cm" svg:height="1.016cm" svg:x="1.27cm" svg:y="6.296cm">
          <text:p text:style-name="P1"><text:span text:style-name="T2">Confidenti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" draw:id="id5" draw:layer="layout" svg:width="3.429cm" svg:height="1.016cm" svg:x="10.414cm" svg:y="6.477cm">
          <text:p text:style-name="P1"><text:span text:style-name="T2">Integr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" draw:id="id6" draw:layer="layout" svg:width="3.429cm" svg:height="1.016cm" svg:x="14.351cm" svg:y="6.35cm">
          <text:p text:style-name="P1"><text:span text:style-name="T2">Avail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2.984cm" svg:y1="6.296cm" svg:x2="5.652cm" svg:y2="5.588cm" draw:start-shape="id4" draw:start-glue-point="0" draw:end-shape="id1" draw:end-glue-point="8" svg:d="M2984 6296l2668-708" svg:viewBox="0 0 2669 709">
          <text:p/>
        </draw:connector>
        <draw:connector draw:style-name="gr2" draw:text-style-name="P1" draw:layer="layout" draw:type="line" svg:x1="12.128cm" svg:y1="6.477cm" svg:x2="5.652cm" svg:y2="5.588cm" draw:start-shape="id5" draw:start-glue-point="0" draw:end-shape="id1" draw:end-glue-point="8" svg:d="M12128 6477l-6476-889" svg:viewBox="0 0 6477 890">
          <text:p/>
        </draw:connector>
        <draw:connector draw:style-name="gr2" draw:text-style-name="P1" draw:layer="layout" draw:type="line" svg:x1="16.065cm" svg:y1="6.35cm" svg:x2="5.652cm" svg:y2="5.588cm" draw:start-shape="id6" draw:start-glue-point="0" draw:end-shape="id1" draw:end-glue-point="8" svg:d="M16065 6350l-10413-762" svg:viewBox="0 0 10414 763">
          <text:p/>
        </draw:connector>
        <draw:custom-shape draw:style-name="gr3" draw:text-style-name="P3" xml:id="id7" draw:id="id7" draw:layer="layout" svg:width="3.937cm" svg:height="2.032cm" svg:x="0.889cm" svg:y="7.747cm">
          <text:p text:style-name="P1"><text:span text:style-name="T2">Almost all data public (ex: pass-words &amp; email address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8" draw:id="id8" draw:layer="layout" svg:width="2.794cm" svg:height="2.286cm" svg:x="5.461cm" svg:y="7.747cm">
          <text:p text:style-name="P1"><text:span text:style-name="T2">Non-public data is kept confi-dent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2.857cm" svg:y1="7.747cm" svg:x2="2.984cm" svg:y2="7.312cm" draw:start-shape="id7" draw:start-glue-point="0" draw:end-shape="id4" svg:d="M2857 7747l127-435" svg:viewBox="0 0 128 436">
          <text:p/>
        </draw:connector>
        <draw:connector draw:style-name="gr2" draw:text-style-name="P1" draw:layer="layout" draw:type="line" svg:x1="6.858cm" svg:y1="7.747cm" svg:x2="2.984cm" svg:y2="7.313cm" draw:start-shape="id8" draw:start-glue-point="0" svg:d="M6858 7747l-3874-434" svg:viewBox="0 0 3875 435">
          <text:p/>
        </draw:connector>
        <draw:custom-shape draw:style-name="gr3" draw:text-style-name="P3" xml:id="id9" draw:id="id9" draw:layer="layout" svg:width="3.81cm" svg:height="2.921cm" svg:x="0.889cm" svg:y="10.287cm">
          <text:p text:style-name="P1"><text:span text:style-name="T2">Passwords stored on server as iterated salted hashes (bcryp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1" draw:id="id11" draw:layer="layout" svg:width="5.334cm" svg:height="2.921cm" svg:x="1.651cm" svg:y="13.97cm">
          <text:p text:style-name="P1"><text:span text:style-name="T2">Passwords may be stored on client, but as encrypted cookies &amp; only by user permission (“remember me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0" draw:id="id10" draw:layer="layout" svg:width="2.794cm" svg:height="2.921cm" svg:x="7.085cm" svg:y="13.881cm">
          <text:p text:style-name="P1"><text:span text:style-name="T2">Email addresses only revealed to owner &amp; adm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2.794cm" svg:y1="10.287cm" svg:x2="6.858cm" svg:y2="10.033cm" draw:start-shape="id9" draw:start-glue-point="0" draw:end-shape="id8" draw:end-glue-point="2" svg:d="M2794 10287l4064-254" svg:viewBox="0 0 4065 255">
          <text:p/>
        </draw:connector>
        <draw:connector draw:style-name="gr2" draw:text-style-name="P1" draw:layer="layout" draw:type="line" svg:x1="8.482cm" svg:y1="13.881cm" svg:x2="6.858cm" svg:y2="10.033cm" draw:start-shape="id10" draw:start-glue-point="0" draw:end-shape="id8" draw:end-glue-point="2" svg:d="M8482 13881l-1624-3848" svg:viewBox="0 0 1625 3849">
          <text:p/>
        </draw:connector>
        <draw:connector draw:style-name="gr2" draw:text-style-name="P1" draw:layer="layout" draw:type="line" svg:x1="4.318cm" svg:y1="13.97cm" svg:x2="6.858cm" svg:y2="10.033cm" draw:start-shape="id11" draw:start-glue-point="0" draw:end-shape="id8" draw:end-glue-point="2" svg:d="M4318 13970l2540-3937" svg:viewBox="0 0 2541 3938">
          <text:p/>
        </draw:connector>
        <draw:custom-shape draw:style-name="gr3" draw:text-style-name="P2" xml:id="id3" draw:id="id3" draw:layer="layout" svg:width="7.239cm" svg:height="1.905cm" svg:x="12.354cm" svg:y="3.81cm">
          <text:p text:style-name="P1"><text:span text:style-name="T2">Security implemented in all software development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" draw:id="id12" draw:layer="layout" svg:width="2.413cm" svg:height="1.397cm" svg:x="7.55cm" svg:y="10.266cm">
          <text:p text:style-name="P1"><text:span text:style-name="T2">HTTPS (data in mo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8.756cm" svg:y1="10.266cm" svg:x2="6.858cm" svg:y2="10.033cm" draw:start-shape="id12" draw:start-glue-point="0" draw:end-shape="id8" draw:end-glue-point="2" svg:d="M8756 10266l-1898-233" svg:viewBox="0 0 1899 234">
          <text:p/>
        </draw:connector>
        <draw:connector draw:style-name="gr2" draw:text-style-name="P1" draw:layer="layout" draw:type="line" svg:x1="8.756cm" svg:y1="10.266cm" svg:x2="12.128cm" svg:y2="7.493cm" draw:start-shape="id12" draw:start-glue-point="0" draw:end-shape="id5" draw:end-glue-point="2" svg:d="M8756 10266l3372-2773" svg:viewBox="0 0 3373 2774">
          <text:p/>
        </draw:connector>
        <draw:custom-shape draw:style-name="gr3" draw:text-style-name="P3" xml:id="id13" draw:id="id13" draw:layer="layout" svg:width="3.036cm" svg:height="6.096cm" draw:transform="skewX (0.00401425727958696) translate (10.038cm 10.668cm)">
          <text:p text:style-name="P1"><text:span text:style-name="T2">WebApp edits require authori-zation (as data owner, authorized project editor per <text:s/>GitHub, or BadgeApp admi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4" draw:id="id14" draw:layer="layout" svg:width="3.683cm" svg:height="3.429cm" svg:x="13.224cm" svg:y="13.554cm">
          <text:p text:style-name="P1"><text:span text:style-name="T2">Modifications to official BadgeApp project require authorization via GitHu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7" draw:id="id17" draw:layer="layout" svg:width="2.351cm" svg:height="3.81cm" svg:x="17.653cm" svg:y="7.693cm">
          <text:p text:style-name="P1"><text:span text:style-name="T2">Can return to opera-tion quickly after DDoS en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5" draw:id="id15" draw:layer="layout" svg:width="2.413cm" svg:height="3.175cm" svg:x="13.716cm" svg:y="7.874cm">
          <text:p text:style-name="P1"><text:span text:style-name="T2">Cloud &amp; CND deploy-ment - quick scale-up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6" draw:id="id16" draw:layer="layout" svg:width="2.413cm" svg:height="1.905cm" svg:x="15.113cm" svg:y="11.303cm">
          <text:p text:style-name="P1"><text:span text:style-name="T2">Project data query time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1.556cm" svg:y1="10.668cm" svg:x2="12.128cm" svg:y2="7.494cm" draw:start-shape="id13" draw:start-glue-point="0" svg:d="M11556 10668l572-3174" svg:viewBox="0 0 573 3175">
          <text:p/>
        </draw:connector>
        <draw:connector draw:style-name="gr2" draw:text-style-name="P1" draw:layer="layout" draw:type="line" svg:x1="15.065cm" svg:y1="13.554cm" svg:x2="12.075cm" svg:y2="7.495cm" draw:start-shape="id14" draw:start-glue-point="0" svg:d="M15065 13554l-2990-6059" svg:viewBox="0 0 2991 6060">
          <text:p/>
        </draw:connector>
        <draw:connector draw:style-name="gr2" draw:text-style-name="P1" draw:layer="layout" draw:type="line" svg:x1="14.922cm" svg:y1="7.874cm" svg:x2="16.065cm" svg:y2="7.366cm" draw:start-shape="id15" draw:start-glue-point="0" draw:end-shape="id6" draw:end-glue-point="2" svg:d="M14922 7874l1143-508" svg:viewBox="0 0 1144 509">
          <text:p/>
        </draw:connector>
        <draw:connector draw:style-name="gr2" draw:text-style-name="P1" draw:layer="layout" draw:type="line" svg:x1="16.319cm" svg:y1="11.303cm" svg:x2="16.039cm" svg:y2="7.367cm" draw:start-shape="id16" draw:start-glue-point="0" svg:d="M16319 11303l-280-3936" svg:viewBox="0 0 281 3937">
          <text:p/>
        </draw:connector>
        <draw:connector draw:style-name="gr2" draw:text-style-name="P1" draw:layer="layout" draw:type="line" svg:x1="18.828cm" svg:y1="7.693cm" svg:x2="16.04cm" svg:y2="7.368cm" draw:start-shape="id17" draw:start-glue-point="0" svg:d="M18828 7693l-2788-325" svg:viewBox="0 0 2789 326">
          <text:p/>
        </draw:connector>
        <draw:custom-shape draw:style-name="gr3" draw:text-style-name="P3" xml:id="id18" draw:id="id18" draw:layer="layout" svg:width="2.351cm" svg:height="1.524cm" svg:x="17.461cm" svg:y="13.716cm">
          <text:p text:style-name="P1"><text:span text:style-name="T2">Multiple backu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8.636cm" svg:y1="13.716cm" svg:x2="15.991cm" svg:y2="7.368cm" draw:start-shape="id18" draw:start-glue-point="0" svg:d="M18636 13716l-2645-6348" svg:viewBox="0 0 2646 6349">
          <text:p/>
        </draw:connector>
        <draw:custom-shape draw:style-name="gr1" draw:text-style-name="P2" xml:id="id1" draw:id="id1" draw:layer="layout" svg:width="7.239cm" svg:height="1.905cm" svg:x="2.032cm" svg:y="3.683cm">
          <text:p text:style-name="P1"><text:span text:style-name="T2">Security requirements id'd and met by functiona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7.239cm" svg:height="1.905cm" svg:x="12.354cm" svg:y="3.81cm">
          <text:p text:style-name="P1"><text:span text:style-name="T2">Security implemented in all software development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7-01-12T18:16:08.078702421</dc:date>
    <meta:editing-duration>PT1H6M59S</meta:editing-duration>
    <meta:editing-cycles>26</meta:editing-cycles>
    <meta:generator>LibreOffice/4.2.8.2$Linux_X86_64 LibreOffice_project/420m0$Build-2</meta:generator>
    <meta:document-statistic meta:object-count="37"/>
  </office:meta>
</office:document-meta>
</file>